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2a0" officeooo:paragraph-rsid="000d02a0"/>
    </style:style>
    <style:style style:name="P2" style:family="paragraph" style:parent-style-name="Standard" style:list-style-name="L1">
      <style:text-properties officeooo:rsid="000d02a0" officeooo:paragraph-rsid="000d02a0"/>
    </style:style>
    <style:style style:name="P3" style:family="paragraph" style:parent-style-name="Standard">
      <style:text-properties officeooo:rsid="000e6be3" officeooo:paragraph-rsid="000e6be3"/>
    </style:style>
    <style:style style:name="P4" style:family="paragraph" style:parent-style-name="Standard">
      <style:text-properties officeooo:rsid="000f07aa" officeooo:paragraph-rsid="000f07aa"/>
    </style:style>
    <style:style style:name="T1" style:family="text">
      <style:text-properties officeooo:rsid="0010ca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 </text:p>
      <text:p text:style-name="P1">1) Donner une écriture en forme abrégée pour les adresses suivantes :</text:p>
      <text:list xml:id="list2871862029" text:style-name="L1">
        <text:list-item>
          <text:p text:style-name="P2">FEDC:0000:0:0:400:A987:6543:210F</text:p>
          <text:p text:style-name="P2">→</text:p>
        </text:list-item>
        <text:list-item>
          <text:p text:style-name="P2">1FFF:0:0A88:85A3:0:0:0C10:8001</text:p>
          <text:p text:style-name="P2">→</text:p>
        </text:list-item>
        <text:list-item>
          <text:p text:style-name="P2">FE80:0:0:0:0:0:0:0001</text:p>
          <text:p text:style-name="P2">→Adresse globale : FE80::1</text:p>
        </text:list-item>
      </text:list>
      <text:p text:style-name="P1"/>
      <text:p text:style-name="P1">2) Abréviation : peut-elle apparaître plus d’une fois dans une même adresse ? Pourquoi ?</text:p>
      <text:p text:style-name="P1">→ Non une seule fois</text:p>
      <text:p text:style-name="P1"/>
      <text:p text:style-name="P1">3) Donner la forme abrégée de l’adresse suivante sachant que la longueur du préfixe est de 4 octets :</text:p>
      <text:p text:style-name="P1">3EDC:BA98:7654:3210:0:0:0:0</text:p>
      <text:p text:style-name="P1">→<text:span text:style-name="T1"> 3EDC:BA98:7654:3210::/32</text:span></text:p>
      <text:p text:style-name="P1"/>
      <text:p text:style-name="P1">3EDC:BA98:7654:3210::/32</text:p>
      <text:p text:style-name="P1">4) Proposer une autre façon d’écrire le préfixe suivant :</text:p>
      <text:p text:style-name="P3">3EDC:BA98:7654:3::/56 …. 3EDC:BA98:7654:0003::/56</text:p>
      <text:p text:style-name="P4">3EDC:BA98:7654:00::/56</text:p>
      <text:p text:style-name="P4"/>
      <text:p text:style-name="P4">5) Quelle est la longueur d’un préfixe lien-local FE80:: ?</text:p>
      <text:p text:style-name="P4"/>
      <text:p text:style-name="P4">6) Écrire sous forme complète les adresses IPv6 suivante :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8:22:13.092541511</meta:creation-date>
    <dc:date>2018-11-13T08:32:08.609505460</dc:date>
    <meta:editing-duration>PT9M56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9" meta:word-count="106" meta:character-count="728" meta:non-whitespace-character-count="645"/>
  </office:meta>
</office:document-meta>
</file>